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afa" officeooo:paragraph-rsid="00018afa"/>
    </style:style>
    <style:style style:name="P2" style:family="paragraph" style:parent-style-name="Standard">
      <style:text-properties officeooo:rsid="0002ba35" officeooo:paragraph-rsid="0002ba35"/>
    </style:style>
    <style:style style:name="P3" style:family="paragraph" style:parent-style-name="Standard">
      <style:text-properties officeooo:rsid="000335a9" officeooo:paragraph-rsid="000335a9"/>
    </style:style>
    <style:style style:name="P4" style:family="paragraph" style:parent-style-name="Standard">
      <style:text-properties officeooo:rsid="000335a9" officeooo:paragraph-rsid="0006d53f"/>
    </style:style>
    <style:style style:name="P5" style:family="paragraph" style:parent-style-name="Standard">
      <style:text-properties officeooo:rsid="0006d53f" officeooo:paragraph-rsid="0006d53f"/>
    </style:style>
    <style:style style:name="P6" style:family="paragraph" style:parent-style-name="Standard">
      <style:text-properties officeooo:rsid="00051ab7" officeooo:paragraph-rsid="00051ab7"/>
    </style:style>
    <style:style style:name="P7" style:family="paragraph" style:parent-style-name="Standard">
      <style:text-properties officeooo:rsid="00081f10" officeooo:paragraph-rsid="00081f10"/>
    </style:style>
    <style:style style:name="P8" style:family="paragraph" style:parent-style-name="Standard">
      <style:text-properties style:text-position="0% 100%" officeooo:rsid="00081f10" officeooo:paragraph-rsid="00081f10"/>
    </style:style>
    <style:style style:name="P9" style:family="paragraph" style:parent-style-name="Standard">
      <style:text-properties style:text-position="0% 100%" officeooo:rsid="00081f10" officeooo:paragraph-rsid="00081f10"/>
    </style:style>
    <style:style style:name="P10" style:family="paragraph" style:parent-style-name="Standard">
      <style:text-properties style:text-position="0% 100%" officeooo:rsid="0009c335" officeooo:paragraph-rsid="0009c335"/>
    </style:style>
    <style:style style:name="P11" style:family="paragraph" style:parent-style-name="Standard">
      <style:text-properties style:text-position="0% 100%" officeooo:rsid="000adcef" officeooo:paragraph-rsid="000adcef"/>
    </style:style>
    <style:style style:name="P12" style:family="paragraph" style:parent-style-name="Standard">
      <style:text-properties officeooo:rsid="00081f10" officeooo:paragraph-rsid="00081f1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adcef"/>
    </style:style>
    <style:style style:name="T3" style:family="text">
      <style:text-properties style:text-position="0% 100%"/>
    </style:style>
    <style:style style:name="T4" style:family="text">
      <style:text-properties officeooo:rsid="0002ba35"/>
    </style:style>
    <style:style style:name="T5" style:family="text">
      <style:text-properties officeooo:rsid="000335a9"/>
    </style:style>
    <style:style style:name="T6" style:family="text">
      <style:text-properties officeooo:rsid="0006d53f"/>
    </style:style>
    <style:style style:name="T7" style:family="text">
      <style:text-properties officeooo:rsid="0009c335"/>
    </style:style>
    <style:style style:name="T8" style:family="text">
      <style:text-properties officeooo:rsid="000adc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One Initial meeting with Ben.</text:p>
      <text:p text:style-name="P1"/>
      <text:p text:style-name="P1">Met with Ben at 3:00 on Tuesday 26<text:span text:style-name="T1">th</text:span> Sept. </text:p>
      <text:p text:style-name="P1"/>
      <text:p text:style-name="P1">suggested that LoRaWAN gateway be offline and recommended that project focus primarily on creating an offline LoRa<text:span text:style-name="T6">WAN</text:span> enabled MCU. <text:span text:style-name="T6">Thi helped to refine the project goals and I agreed that it would be best.</text:span><text:line-break/><text:line-break/>This MCU would be connected to a LoRa<text:span text:style-name="T6">WAN</text:span> <text:span text:style-name="T6">chip</text:span> via SPI, and initial first steps would be to get it to a state where a rudimentary LoRa<text:span text:style-name="T6">WAN</text:span> node could ping the MCU. <text:s/><text:span text:style-name="T4">Ideally the MCU chosen would have 2 SPI ports and an SD card reader for future extensibility.</text:span></text:p>
      <text:p text:style-name="P1"/>
      <text:p text:style-name="P2">Once this is done, the next steps are:</text:p>
      <text:p text:style-name="P2"/>
      <text:p text:style-name="P2">1. Add GPS function to LoRa nodes and transmit positional data when pinged</text:p>
      <text:p text:style-name="P2"/>
      <text:p text:style-name="P2">2.<text:span text:style-name="T5">A</text:span>ttach LCD display to board using SPI and <text:span text:style-name="T5">make primitive radar</text:span></text:p>
      <text:p text:style-name="P2"/>
      <text:p text:style-name="P3">3.Write data to SD card for later review. </text:p>
      <text:p text:style-name="P3"/>
      <text:p text:style-name="P3">4. Develop google maps client application for live mapping of node locations</text:p>
      <text:p text:style-name="P3"/>
      <text:p text:style-name="P5">5. decide whether bluetooth is applicable/sensible</text:p>
      <text:p text:style-name="P4"/>
      <text:p text:style-name="P4"/>
      <text:p text:style-name="P6">Future meetings will be at 9:30am on Thursdays</text:p>
      <text:p text:style-name="P6"/>
      <text:p text:style-name="P7">Weekly Meeting 1 <text:s/>28<text:span text:style-name="T1">th</text:span> Sept</text:p>
      <text:p text:style-name="P7"/>
      <text:p text:style-name="P7">Unable to attend: trains cancelled</text:p>
      <text:p text:style-name="P7"/>
      <text:p text:style-name="P7">Weekly Meeting 2 5<text:span text:style-name="T1">th</text:span> Oct</text:p>
      <text:p text:style-name="P7"/>
      <text:p text:style-name="P7">Ben requested blackboard proposal be completed by following meeting, requirements document by following meeting. <text:span text:style-name="T7">The formal proposal was completed that day.</text:span></text:p>
      <text:p text:style-name="P7"/>
      <text:p text:style-name="P7">Sunday following this meeting I was incapacitated for 8 days due to blindness caused by a corneal abrasion.</text:p>
      <text:p text:style-name="P7"/>
      <text:p text:style-name="P7">12<text:span text:style-name="T1">th</text:span></text:p>
      <text:p text:style-name="P8">Unable to attend: illness(corneal abrasion)</text:p>
      <text:p text:style-name="P8"/>
      <text:p text:style-name="P7"><text:span text:style-name="T3">19</text:span><text:span text:style-name="T1">th</text:span></text:p>
      <text:p text:style-name="P8">Ben requested a plan and all requirement documents/ethcal checklists to be completed by the following meeting. Suggested that I purchase a board very quickly so I can begin technical progress. Mentioned that the single reference I’d included with my formal proposal was not sufficient for this stage of the project. </text:p>
      <text:p text:style-name="P8"/>
      <text:p text:style-name="P8">Following this meeting I immediately bought a board which was delivered the following Saturday. </text:p>
      <text:p text:style-name="P10">Requirements document was handed in this week, though missing several non-functional requirements.</text:p>
      <text:p text:style-name="P8"/>
      <text:p text:style-name="P7"><text:soft-page-break/><text:span text:style-name="T3">26</text:span><text:span text:style-name="T1">th</text:span></text:p>
      <text:p text:style-name="P11">I think I missed this meeting due to train cancellations</text:p>
      <text:p text:style-name="P10"/>
      <text:p text:style-name="P10">2<text:span text:style-name="T1">nd </text:span><text:span text:style-name="T8">November</text:span></text:p>
      <text:p text:style-name="P11">Attended but unsure as to content</text:p>
      <text:p text:style-name="P10"/>
      <text:p text:style-name="P10">9<text:span text:style-name="T1">th</text:span></text:p>
      <text:p text:style-name="P11">Attended but unsure as to content</text:p>
      <text:p text:style-name="P10"/>
      <text:p text:style-name="P10">16<text:span text:style-name="T1">th</text:span></text:p>
      <text:p text:style-name="P11">I think I attended this meeting but am unsure as to the content</text:p>
      <text:p text:style-name="P10"/>
      <text:p text:style-name="P10">23<text:span text:style-name="T1">rd</text:span></text:p>
      <text:p text:style-name="P11">I avoided this meeting </text:p>
      <text:p text:style-name="P10"/>
      <text:p text:style-name="P10">3<text:span text:style-name="T8">0</text:span><text:span text:style-name="T2">th</text:span><text:span text:style-name="T8"> </text:span></text:p>
      <text:p text:style-name="P11">I avoided this meeting </text:p>
      <text:p text:style-name="P10"/>
      <text:p text:style-name="P10">7<text:span text:style-name="T1">th </text:span><text:span text:style-name="T8">December</text:span></text:p>
      <text:p text:style-name="P10">In this meeting I told Ben I’d been having trouble keeping up work on the project. I stated that I felt some ennui from changing the project fundamentally a few times and had essentially put it to one side and ignored it whilst I had other work to do. I suggested that I could begin work in earnest once the final hand-ins for the first terms modules were completed.</text:p>
      <text:p text:style-name="P10"/>
      <text:p text:style-name="P10">Ben understood my position and waas understandably worried about the lack of progress. <text:span text:style-name="T8">He agreed that it would be good to catch-up somewhat once the deadlines were passed and suggested a one on one meeting for two weeks from now. I agreed that that would be helpful and he mentioned that Thursday would probably not work. </text:span></text:p>
      <text:p text:style-name="P10"/>
      <text:p text:style-name="P10">14<text:span text:style-name="T1">th</text:span></text:p>
      <text:p text:style-name="P11">With the meeting from last week fresh in my mind and some deadlines not fully over with yet, I elected to not come to this meeting. <text:line-break/><text:line-break/>However I also failed over the coming week to schedule an appointment with Ben and so did not have the one-on-one session as previously discussed.</text:p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5:37:01.988858705</meta:creation-date>
    <dc:date>2018-01-25T09:30:20.592741469</dc:date>
    <meta:editing-duration>PT1H34M3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530" meta:character-count="3085" meta:non-whitespace-character-count="2580"/>
  </office:meta>
</office:document-meta>
</file>